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5C1A119952BBB4C1.png" manifest:media-type="image/png"/>
  <manifest:file-entry manifest:full-path="Pictures/10000201000000610000008C1969504AC6CD3F97.png" manifest:media-type="image/png"/>
  <manifest:file-entry manifest:full-path="Pictures/1000B8B200000A0500000E79A5DC42506AE445A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5.7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3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963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28cm" svg:y2="1cm">
          <text:p/>
        </draw:line>
        <draw:line draw:style-name="gr1" draw:text-style-name="P1" draw:layer="layout" svg:x1="1cm" svg:y1="7cm" svg:x2="28cm" svg:y2="7cm">
          <text:p/>
        </draw:line>
        <draw:frame draw:style-name="gr2" draw:text-style-name="P3" draw:layer="layout" svg:width="8cm" svg:height="6cm" svg:x="11cm" svg:y="1cm">
          <draw:text-box>
            <text:p text:style-name="P2"><text:span text:style-name="T1">VICTOR</text:span></text:p>
            <text:p text:style-name="P2"><text:span text:style-name="T2">Capslock</text:span></text:p>
            <text:p text:style-name="P2"><text:span text:style-name="T2"/></text:p>
            <text:p text:style-name="P2"><text:span text:style-name="T3">(Victim)</text:span></text:p>
          </draw:text-box>
        </draw:frame>
        <draw:frame draw:name="logo.svg" draw:style-name="gr3" draw:text-style-name="P1" draw:layer="layout" svg:width="5.5cm" svg:height="7.945cm" svg:x="1.8cm" svg:y="7.6cm">
          <draw:image xlink:href="Pictures/1000B8B200000A0500000E79A5DC42506AE445A9.svg" xlink:type="simple" xlink:show="embed" xlink:actuate="onLoad">
            <text:p/>
          </draw:image>
          <draw:image xlink:href="Pictures/10000201000000610000008C1969504AC6CD3F97.png" xlink:type="simple" xlink:show="embed" xlink:actuate="onLoad"/>
        </draw:frame>
        <draw:frame draw:style-name="gr4" draw:text-style-name="P4" draw:layer="layout" svg:width="4.371cm" svg:height="2.228cm" svg:x="2.373cm" svg:y="16.345cm">
          <draw:text-box>
            <text:p text:style-name="P2"><text:span text:style-name="T4">Tin Bot</text:span></text:p>
            <text:p text:style-name="P2"><text:span text:style-name="T5">Group 6</text:span></text:p>
          </draw:text-box>
        </draw:frame>
        <draw:line draw:style-name="gr1" draw:text-style-name="P1" draw:layer="layout" svg:x1="8cm" svg:y1="7.1cm" svg:x2="8cm" svg:y2="19cm">
          <text:p/>
        </draw:line>
        <draw:line draw:style-name="gr1" draw:text-style-name="P1" draw:layer="layout" svg:x1="1cm" svg:y1="19cm" svg:x2="8cm" svg:y2="19cm">
          <text:p/>
        </draw:line>
        <draw:frame draw:name="logo.svg" draw:style-name="gr3" draw:text-style-name="P1" draw:layer="layout" svg:width="5.5cm" svg:height="7.945cm" svg:x="8.8cm" svg:y="7.6cm">
          <draw:image xlink:href="Pictures/1000B8B200000A0500000E79A5DC42506AE445A9.svg" xlink:type="simple" xlink:show="embed" xlink:actuate="onLoad">
            <text:p/>
          </draw:image>
          <draw:image xlink:href="Pictures/10000201000000610000008C1969504AC6CD3F97.png" xlink:type="simple" xlink:show="embed" xlink:actuate="onLoad"/>
        </draw:frame>
        <draw:frame draw:style-name="gr4" draw:text-style-name="P4" draw:layer="layout" svg:width="4.371cm" svg:height="2.228cm" svg:x="9.373cm" svg:y="16.345cm">
          <draw:text-box>
            <text:p text:style-name="P2"><text:span text:style-name="T4">Tin Bot</text:span></text:p>
            <text:p text:style-name="P2"><text:span text:style-name="T5">Group 6</text:span></text:p>
          </draw:text-box>
        </draw:frame>
        <draw:line draw:style-name="gr1" draw:text-style-name="P1" draw:layer="layout" svg:x1="15cm" svg:y1="7.1cm" svg:x2="15cm" svg:y2="19cm">
          <text:p/>
        </draw:line>
        <draw:line draw:style-name="gr1" draw:text-style-name="P1" draw:layer="layout" svg:x1="8cm" svg:y1="19cm" svg:x2="15cm" svg:y2="19cm">
          <text:p/>
        </draw:line>
        <draw:frame draw:style-name="gr5" draw:text-style-name="P4" draw:layer="layout" svg:width="10.463cm" svg:height="1.987cm" svg:x="16.237cm" svg:y="7.7cm">
          <draw:text-box>
            <text:p text:style-name="P2"><text:span text:style-name="T6">LPS</text:span></text:p>
            <text:p text:style-name="P2"><text:span text:style-name="T6">(Local Positioning System)</text:span></text:p>
          </draw:text-box>
        </draw:frame>
        <draw:frame draw:style-name="gr6" draw:text-style-name="P2" draw:layer="layout" svg:width="5.422cm" svg:height="5.422cm" svg:x="6.678cm" svg:y="1.278cm">
          <draw:image xlink:href="Pictures/1000020100000400000004005C1A119952BBB4C1.png" xlink:type="simple" xlink:show="embed" xlink:actuate="onLoad">
            <text:p/>
          </draw:image>
        </draw:frame>
        <draw:frame draw:style-name="gr7" draw:text-style-name="P2" draw:layer="layout" svg:width="5.422cm" svg:height="5.422cm" svg:x="17.878cm" svg:y="1.278cm">
          <draw:image xlink:href="Pictures/1000020100000400000004005C1A119952BBB4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0:59:15.848437097</meta:creation-date>
    <meta:print-date>2016-07-25T11:12:03.785850924</meta:print-date>
    <dc:date>2016-07-25T16:18:01.656270805</dc:date>
    <meta:editing-duration>PT5M45S</meta:editing-duration>
    <meta:editing-cycles>5</meta:editing-cycles>
    <meta:generator>LibreOffice/5.1.4.2$Linux_X86_64 LibreOffice_project/10m0$Build-2</meta:generator>
    <meta:document-statistic meta:object-count="14"/>
  </office:meta>
</office:document-meta>
</file>